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arval" table:style-name="ta1">
        <table:shapes>
          <draw:frame draw:z-index="0" draw:style-name="gr1" draw:text-style-name="P1" svg:width="6.2988in" svg:height="3.5429in" svg:x="3.8772in" svg:y="0.726in">
            <draw:object draw:notify-on-update-of-ranges="carval.C2:carval.C8 carval.A1:carval.A1 carval.A2:carval.A8 carval.B1:carval.B1 carval.B2:carval.B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n Laplace</text:p>
          </table:table-cell>
          <table:table-cell office:value-type="string" calcext:value-type="string">
            <text:p>con Laplace</text:p>
          </table:table-cell>
          <table:table-cell/>
        </table:table-row>
        <table:table-row table:style-name="ro1">
          <table:table-cell office:value-type="float" office:value="87.2685185185184" calcext:value-type="float">
            <text:p>87.2685185185</text:p>
          </table:table-cell>
          <table:table-cell office:value-type="float" office:value="84.8379629629628" calcext:value-type="float">
            <text:p>84.8379629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.2847222222224" calcext:value-type="float">
            <text:p>86.2847222222</text:p>
          </table:table-cell>
          <table:table-cell office:value-type="float" office:value="86.6319444444444" calcext:value-type="float">
            <text:p>86.63194444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.3425925925924" calcext:value-type="float">
            <text:p>86.3425925926</text:p>
          </table:table-cell>
          <table:table-cell office:value-type="float" office:value="87.8472222222224" calcext:value-type="float">
            <text:p>87.84722222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.4782608695651" calcext:value-type="float">
            <text:p>87.4782608696</text:p>
          </table:table-cell>
          <table:table-cell office:value-type="float" office:value="87.3043478260869" calcext:value-type="float">
            <text:p>87.3043478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87.3842592592592" calcext:value-type="float">
            <text:p>87.38425925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87.5145180023228" calcext:value-type="float">
            <text:p>87.51451800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.6736111111113" calcext:value-type="float">
            <text:p>87.6736111111</text:p>
          </table:table-cell>
          <table:table-cell office:value-type="float" office:value="86.6898148148148" calcext:value-type="float">
            <text:p>86.6898148148</text:p>
          </table:table-cell>
          <table:table-cell office:value-type="float" office:value="8" calcext:value-type="float">
            <text:p>8</text:p>
          </table:table-cell>
        </table:table-row>
      </table:table>
      <table:table table:name="cardiv" table:style-name="ta1">
        <table:shapes>
          <draw:frame draw:z-index="0" draw:style-name="gr1" draw:text-style-name="P1" svg:width="6.2988in" svg:height="3.5429in" svg:x="3.5953in" svg:y="0.9665in">
            <draw:object draw:notify-on-update-of-ranges="cardiv.C2:cardiv.C8 cardiv.A1:cardiv.A1 cardiv.A2:cardiv.A8 cardiv.B1:cardiv.B1 cardiv.B2:cardiv.B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in Laplace</text:p>
          </table:table-cell>
          <table:table-cell office:value-type="string" calcext:value-type="string">
            <text:p>con Laplace</text:p>
          </table:table-cell>
          <table:table-cell table:style-name="Default"/>
        </table:table-row>
        <table:table-row table:style-name="ro1">
          <table:table-cell office:value-type="float" office:value="78.4061696658098" calcext:value-type="float">
            <text:p>78.4061696658</text:p>
          </table:table-cell>
          <table:table-cell office:value-type="float" office:value="81.8123393316193" calcext:value-type="float">
            <text:p>81.8123393316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82.7910339840926" calcext:value-type="float">
            <text:p>82.7910339841</text:p>
          </table:table-cell>
          <table:table-cell office:value-type="float" office:value="81.6341287057121" calcext:value-type="float">
            <text:p>81.6341287057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82.1487603305786" calcext:value-type="float">
            <text:p>82.1487603306</text:p>
          </table:table-cell>
          <table:table-cell office:value-type="float" office:value="83.8016528925619" calcext:value-type="float">
            <text:p>83.8016528926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83.3172613307617" calcext:value-type="float">
            <text:p>83.3172613308</text:p>
          </table:table-cell>
          <table:table-cell office:value-type="float" office:value="82.545805207329" calcext:value-type="float">
            <text:p>82.5458052073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82.175925925926" calcext:value-type="float">
            <text:p>82.1759259259</text:p>
          </table:table-cell>
          <table:table-cell office:value-type="float" office:value="83.5648148148148" calcext:value-type="float">
            <text:p>83.5648148148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86.8497109826587" calcext:value-type="float">
            <text:p>86.8497109827</text:p>
          </table:table-cell>
          <table:table-cell office:value-type="float" office:value="84.1040462427746" calcext:value-type="float">
            <text:p>84.1040462428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86.7052023121387" calcext:value-type="float">
            <text:p>86.7052023121</text:p>
          </table:table-cell>
          <table:table-cell office:value-type="float" office:value="88.4393063583813" calcext:value-type="float">
            <text:p>88.4393063584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86.9942196531792" calcext:value-type="float">
            <text:p>86.9942196532</text:p>
          </table:table-cell>
          <table:table-cell office:value-type="float" office:value="86.1271676300578" calcext:value-type="float">
            <text:p>86.1271676301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86.1271676300578" calcext:value-type="float">
            <text:p>86.1271676301</text:p>
          </table:table-cell>
          <table:table-cell office:value-type="float" office:value="85.5491329479771" calcext:value-type="float">
            <text:p>85.549132948</text:p>
          </table:table-cell>
          <table:table-cell office:value-type="percentage" office:value="0.9" calcext:value-type="percentage">
            <text:p>90.00%</text:p>
          </table:table-cell>
        </table:table-row>
      </table:table>
      <table:table table:name="lensesdiv" table:style-name="ta1">
        <table:shapes>
          <draw:frame draw:z-index="0" draw:style-name="gr1" draw:text-style-name="P1" svg:width="6.2988in" svg:height="3.5429in" svg:x="3.5953in" svg:y="0.9665in">
            <draw:object draw:notify-on-update-of-ranges="lensesdiv.C3:lensesdiv.C9 lensesdiv.A1:lensesdiv.A1 lensesdiv.A2:lensesdiv.A8 lensesdiv.B1:lensesdiv.B1 lensesdiv.B2:lensesdiv.B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in Laplace</text:p>
          </table:table-cell>
          <table:table-cell office:value-type="string" calcext:value-type="string">
            <text:p>con Laplace</text:p>
          </table:table-cell>
          <table:table-cell table:style-name="Default"/>
        </table:table-row>
        <table:table-row table:style-name="ro1">
          <table:table-cell office:value-type="float" office:value="45.4545454545454" calcext:value-type="float">
            <text:p>45.4545454545</text:p>
          </table:table-cell>
          <table:table-cell office:value-type="float" office:value="40.909090909091" calcext:value-type="float">
            <text:p>40.9090909091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70.5882352941178" calcext:value-type="float">
            <text:p>70.5882352941</text:p>
          </table:table-cell>
          <table:table-cell office:value-type="float" office:value="76.4705882352939" calcext:value-type="float">
            <text:p>76.4705882353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73.3333333333332" calcext:value-type="float">
            <text:p>73.3333333333</text:p>
          </table:table-cell>
          <table:table-cell office:value-type="float" office:value="60" calcext:value-type="float">
            <text:p>60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66.6666666666667" calcext:value-type="float">
            <text:p>66.6666666667</text:p>
          </table:table-cell>
          <table:table-cell office:value-type="float" office:value="83.3333333333332" calcext:value-type="float">
            <text:p>83.3333333333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.5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table:number-columns-repeated="2" office:value-type="float" office:value="66.6666666666667" calcext:value-type="float">
            <text:p>66.6666666667</text:p>
          </table:table-cell>
          <table:table-cell office:value-type="percentage" office:value="0.9" calcext:value-type="percentage">
            <text:p>90.00%</text:p>
          </table:table-cell>
        </table:table-row>
      </table:table>
      <table:table table:name="lensesval" table:style-name="ta1">
        <table:shapes>
          <draw:frame draw:z-index="0" draw:style-name="gr1" draw:text-style-name="P1" svg:width="6.2988in" svg:height="3.5429in" svg:x="4.1157in" svg:y="0.7047in">
            <draw:object draw:notify-on-update-of-ranges="lensesval.C2:lensesval.C8 lensesval.A1:lensesval.A1 lensesval.A2:lensesval.A8 lensesval.B1:lensesval.B1 lensesval.B2:lensesval.B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n Laplace</text:p>
          </table:table-cell>
          <table:table-cell office:value-type="string" calcext:value-type="string">
            <text:p>con Laplace</text:p>
          </table:table-cell>
          <table:table-cell/>
        </table:table-row>
        <table:table-row table:style-name="ro1">
          <table:table-cell table:number-columns-repeated="2" office:value-type="float" office:value="83.3333333333332" calcext:value-type="float">
            <text:p>83.3333333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.3333333333332" calcext:value-type="float">
            <text:p>83.3333333333</text:p>
          </table:table-cell>
          <table:table-cell office:value-type="float" office:value="87.5" calcext:value-type="float">
            <text:p>87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91.6666666666667" calcext:value-type="float">
            <text:p>91.666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87.5" calcext:value-type="float">
            <text:p>87.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.4761904761906" calcext:value-type="float">
            <text:p>90.4761904762</text:p>
          </table:table-cell>
          <table:table-cell office:value-type="float" office:value="85.7142857142856" calcext:value-type="float">
            <text:p>85.71428571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87.5" calcext:value-type="float">
            <text:p>87.5</text:p>
          </table:table-cell>
          <table:table-cell office:value-type="float" office:value="8" calcext:value-type="float">
            <text:p>8</text:p>
          </table:table-cell>
        </table:table-row>
      </table:table>
      <table:table table:name="irisval" table:style-name="ta1">
        <table:shapes>
          <draw:frame draw:z-index="0" draw:style-name="gr1" draw:text-style-name="P1" svg:width="6.2988in" svg:height="3.5429in" svg:x="3.8772in" svg:y="0.726in">
            <draw:object draw:notify-on-update-of-ranges="irisval.C2:irisval.C8 irisval.A1:irisval.A1 irisval.A2:irisval.A8 irisval.B1:irisval.B1 irisval.B2:irisval.B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n Laplace</text:p>
          </table:table-cell>
          <table:table-cell office:value-type="string" calcext:value-type="string">
            <text:p>con Laplace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5.3333333333333" calcext:value-type="float">
            <text:p>95.3333333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.3333333333333" calcext:value-type="float">
            <text:p>95.3333333333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95.945945945946" calcext:value-type="float">
            <text:p>95.94594594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6.6666666666667" calcext:value-type="float">
            <text:p>96.66666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.3333333333333" calcext:value-type="float">
            <text:p>95.3333333333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95.9183673469387" calcext:value-type="float">
            <text:p>95.918367346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95.8333333333333" calcext:value-type="float">
            <text:p>95.8333333333</text:p>
          </table:table-cell>
          <table:table-cell office:value-type="float" office:value="8" calcext:value-type="float">
            <text:p>8</text:p>
          </table:table-cell>
        </table:table-row>
      </table:table>
      <table:table table:name="irisdiv" table:style-name="ta1">
        <table:shapes>
          <draw:frame draw:z-index="0" draw:style-name="gr1" draw:text-style-name="P1" svg:width="6.2988in" svg:height="3.5429in" svg:x="3.5953in" svg:y="0.9665in">
            <draw:object draw:notify-on-update-of-ranges="irisdiv.C3:irisdiv.C9 irisdiv.A1:irisdiv.A1 irisdiv.A2:irisdiv.A8 irisdiv.B1:irisdiv.B1 irisdiv.B2:irisdiv.B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in Laplace</text:p>
          </table:table-cell>
          <table:table-cell office:value-type="string" calcext:value-type="string">
            <text:p>con Laplace</text:p>
          </table:table-cell>
          <table:table-cell table:style-name="Default"/>
        </table:table-row>
        <table:table-row table:style-name="ro1">
          <table:table-cell office:value-type="float" office:value="88.8888888888888" calcext:value-type="float">
            <text:p>88.8888888889</text:p>
          </table:table-cell>
          <table:table-cell office:value-type="float" office:value="93.3333333333333" calcext:value-type="float">
            <text:p>93.3333333333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3.3333333333333" calcext:value-type="float">
            <text:p>93.3333333333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90.4761904761906" calcext:value-type="float">
            <text:p>90.4761904762</text:p>
          </table:table-cell>
          <table:table-cell office:value-type="float" office:value="95.2380952380954" calcext:value-type="float">
            <text:p>95.2380952381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97.7777777777776" calcext:value-type="float">
            <text:p>97.7777777778</text:p>
          </table:table-cell>
          <table:table-cell office:value-type="float" office:value="96.6666666666667" calcext:value-type="float">
            <text:p>96.6666666667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97.3333333333333" calcext:value-type="float">
            <text:p>97.3333333333</text:p>
          </table:table-cell>
          <table:table-cell office:value-type="float" office:value="94.6666666666667" calcext:value-type="float">
            <text:p>94.6666666667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3.3333333333333" calcext:value-type="float">
            <text:p>93.3333333333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95.5555555555555" calcext:value-type="float">
            <text:p>95.5555555556</text:p>
          </table:table-cell>
          <table:table-cell office:value-type="float" office:value="100" calcext:value-type="float">
            <text:p>100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93.3333333333333" calcext:value-type="float">
            <text:p>93.3333333333</text:p>
          </table:table-cell>
          <table:table-cell office:value-type="float" office:value="96.6666666666667" calcext:value-type="float">
            <text:p>96.6666666667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table:number-columns-repeated="2" office:value-type="float" office:value="93.3333333333333" calcext:value-type="float">
            <text:p>93.3333333333</text:p>
          </table:table-cell>
          <table:table-cell office:value-type="percentage" office:value="0.9" calcext:value-type="percentage">
            <text:p>90.00%</text:p>
          </table:table-cell>
        </table:table-row>
      </table:table>
      <table:table table:name="spamdiv" table:style-name="ta1">
        <table:shapes>
          <draw:frame draw:z-index="0" draw:style-name="gr1" draw:text-style-name="P1" svg:width="6.2988in" svg:height="3.5429in" svg:x="3.5953in" svg:y="0.9665in">
            <draw:object draw:notify-on-update-of-ranges="spamdiv.C3:spamdiv.C9 spamdiv.A1:spamdiv.A1 spamdiv.A2:spamdiv.A8 spamdiv.B1:spamdiv.B1 spamdiv.B2:spamdiv.B8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in Laplace</text:p>
          </table:table-cell>
          <table:table-cell office:value-type="string" calcext:value-type="string">
            <text:p>con Laplace</text:p>
          </table:table-cell>
          <table:table-cell table:style-name="Default"/>
        </table:table-row>
        <table:table-row table:style-name="ro1">
          <table:table-cell office:value-type="float" office:value="60.3718908476213" calcext:value-type="float">
            <text:p>60.3718908476</text:p>
          </table:table-cell>
          <table:table-cell office:value-type="float" office:value="60.3235933349433" calcext:value-type="float">
            <text:p>60.3235933349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60.3368649823417" calcext:value-type="float">
            <text:p>60.3368649823</text:p>
          </table:table-cell>
          <table:table-cell office:value-type="float" office:value="61.0703613148601" calcext:value-type="float">
            <text:p>61.0703613149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60.2918348339026" calcext:value-type="float">
            <text:p>60.2918348339</text:p>
          </table:table-cell>
          <table:table-cell office:value-type="float" office:value="59.8882334678672" calcext:value-type="float">
            <text:p>59.8882334679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82.0717131474103" calcext:value-type="float">
            <text:p>82.0717131474</text:p>
          </table:table-cell>
          <table:table-cell office:value-type="float" office:value="60.1593625498008" calcext:value-type="float">
            <text:p>60.1593625498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60.3650586701433" calcext:value-type="float">
            <text:p>60.3650586701</text:p>
          </table:table-cell>
          <table:table-cell office:value-type="float" office:value="81.9643633202957" calcext:value-type="float">
            <text:p>81.9643633203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60.9451385116784" calcext:value-type="float">
            <text:p>60.9451385117</text:p>
          </table:table-cell>
          <table:table-cell office:value-type="float" office:value="59.6958174904942" calcext:value-type="float">
            <text:p>59.6958174905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82.4764663287472" calcext:value-type="float">
            <text:p>82.4764663287</text:p>
          </table:table-cell>
          <table:table-cell office:value-type="float" office:value="81.2454742939899" calcext:value-type="float">
            <text:p>81.245474294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80.2388707926166" calcext:value-type="float">
            <text:p>80.2388707926</text:p>
          </table:table-cell>
          <table:table-cell office:value-type="float" office:value="58.7404994571118" calcext:value-type="float">
            <text:p>58.7404994571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83.7310195227765" calcext:value-type="float">
            <text:p>83.7310195228</text:p>
          </table:table-cell>
          <table:table-cell office:value-type="float" office:value="82.8633405639912" calcext:value-type="float">
            <text:p>82.863340564</text:p>
          </table:table-cell>
          <table:table-cell office:value-type="percentage" office:value="0.9" calcext:value-type="percentage">
            <text:p>90.00%</text:p>
          </table:table-cell>
        </table:table-row>
      </table:table>
      <table:table table:name="spamval" table:style-name="ta1">
        <table:shapes>
          <draw:frame draw:z-index="0" draw:style-name="gr1" draw:text-style-name="P1" svg:width="6.2988in" svg:height="3.5429in" svg:x="3.8772in" svg:y="0.726in">
            <draw:object draw:notify-on-update-of-ranges="spamval.C2:spamval.C8 spamval.A1:spamval.A1 spamval.A2:spamval.A8 spamval.B1:spamval.B1 spamval.B2:spamval.B8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n Laplace</text:p>
          </table:table-cell>
          <table:table-cell office:value-type="string" calcext:value-type="string">
            <text:p>con Laplace</text:p>
          </table:table-cell>
          <table:table-cell/>
        </table:table-row>
        <table:table-row table:style-name="ro1">
          <table:table-cell office:value-type="float" office:value="60.586956521739" calcext:value-type="float">
            <text:p>60.5869565217</text:p>
          </table:table-cell>
          <table:table-cell office:value-type="float" office:value="82.086956521739" calcext:value-type="float">
            <text:p>82.08695652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.1265492498369" calcext:value-type="float">
            <text:p>82.1265492498</text:p>
          </table:table-cell>
          <table:table-cell office:value-type="float" office:value="60.6001304631442" calcext:value-type="float">
            <text:p>60.60013046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.608695652174" calcext:value-type="float">
            <text:p>60.6086956522</text:p>
          </table:table-cell>
          <table:table-cell office:value-type="float" office:value="82.7173913043479" calcext:value-type="float">
            <text:p>82.71739130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.9347826086958" calcext:value-type="float">
            <text:p>81.9347826087</text:p>
          </table:table-cell>
          <table:table-cell office:value-type="float" office:value="82.3260869565219" calcext:value-type="float">
            <text:p>82.32608695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.6179286335945" calcext:value-type="float">
            <text:p>60.6179286336</text:p>
          </table:table-cell>
          <table:table-cell office:value-type="float" office:value="60.5961705831159" calcext:value-type="float">
            <text:p>60.59617058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.8221352467927" calcext:value-type="float">
            <text:p>81.8221352468</text:p>
          </table:table-cell>
          <table:table-cell office:value-type="float" office:value="82.3222439660795" calcext:value-type="float">
            <text:p>82.32224396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.1304347826088" calcext:value-type="float">
            <text:p>82.1304347826</text:p>
          </table:table-cell>
          <table:table-cell office:value-type="float" office:value="81.913043478261" calcext:value-type="float">
            <text:p>81.9130434783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7">00/00/0000</text:date>, <text:time style:data-style-name="N2" text:time-value="16:38:44.5379560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5T12:34:05.606248104</meta:creation-date>
    <dc:date>2014-10-07T16:54:32.308764759</dc:date>
    <meta:editing-duration>PT30M53S</meta:editing-duration>
    <meta:editing-cycles>9</meta:editing-cycles>
    <meta:generator>LibreOffice/4.2.5.2$Linux_x86 LibreOffice_project/420m0$Build-2</meta:generator>
    <meta:document-statistic meta:table-count="8" meta:cell-count="208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01cm" svg:y="0.315cm" chart:style-name="ch2">
          <text:p>Resultados para conjunto Car</text:p>
        </chart:title>
        <chart:subtitle svg:x="5.927cm" svg:y="1.296cm" chart:style-name="ch3">
          <text:p>con Validación Cruzada</text:p>
        </chart:subtitle>
        <chart:legend chart:legend-position="end" svg:x="13.411cm" svg:y="3.956cm" style:legend-expansion="high" chart:style-name="ch4"/>
        <chart:plot-area chart:style-name="ch5" table:cell-range-address="carval.B2:carval.C8 carval.A1:carval.A8 carval.B1:carval.B1" chart:data-source-has-labels="both" svg:x="1.328cm" svg:y="2.335cm" svg:width="11.444cm" svg:height="5.507cm">
          <chartooo:coordinate-region svg:x="2.129cm" svg:y="2.533cm" svg:width="10.643cm" svg:height="4.666cm"/>
          <chart:axis chart:dimension="x" chart:name="primary-x" chart:style-name="ch6" chartooo:axis-type="text">
            <chart:title svg:x="6.194cm" svg:y="8.023cm" chart:style-name="ch7">
              <text:p>Particiones</text:p>
            </chart:title>
            <chart:categories table:cell-range-address="carval.C2:carval.C8"/>
          </chart:axis>
          <chart:axis chart:dimension="y" chart:name="primary-y" chart:style-name="ch8">
            <chart:title svg:x="0.451cm" svg:y="5.813cm" chart:style-name="ch9">
              <text:p>% Acierto</text:p>
            </chart:title>
            <chart:grid chart:style-name="ch10" chart:class="major"/>
          </chart:axis>
          <chart:series chart:style-name="ch11" chart:values-cell-range-address="carval.A2:carval.A8" chart:label-cell-address="carval.A1:carval.A1" chart:class="chart:bar">
            <chart:data-point chart:repeated="7"/>
          </chart:series>
          <chart:series chart:style-name="ch12" chart:values-cell-range-address="carval.B2:carval.B8" chart:label-cell-address="carval.B1:carval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Laplace</text:p>
                <draw:g>
                  <svg:desc>carval.A1:carval.A1</svg:desc>
                </draw:g>
              </table:table-cell>
              <table:table-cell office:value-type="string">
                <text:p>con Laplace</text:p>
                <draw:g>
                  <svg:desc>carval.B1:carval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carval.C2:carval.C8</svg:desc>
                </draw:g>
              </table:table-cell>
              <table:table-cell office:value-type="float" office:value="87.2685185185184">
                <text:p>87.2685185185184</text:p>
                <draw:g>
                  <svg:desc>carval.A2:carval.A8</svg:desc>
                </draw:g>
              </table:table-cell>
              <table:table-cell office:value-type="float" office:value="84.8379629629628">
                <text:p>84.8379629629628</text:p>
                <draw:g>
                  <svg:desc>carval.B2:carval.B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6.2847222222224">
                <text:p>86.2847222222224</text:p>
              </table:table-cell>
              <table:table-cell office:value-type="float" office:value="86.6319444444444">
                <text:p>86.631944444444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6.3425925925924">
                <text:p>86.3425925925924</text:p>
              </table:table-cell>
              <table:table-cell office:value-type="float" office:value="87.8472222222224">
                <text:p>87.847222222222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7.4782608695651">
                <text:p>87.4782608695651</text:p>
              </table:table-cell>
              <table:table-cell office:value-type="float" office:value="87.3043478260869">
                <text:p>87.304347826086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7.3842592592592">
                <text:p>87.3842592592592</text:p>
              </table:table-cell>
              <table:table-cell office:value-type="float" office:value="87.3842592592592">
                <text:p>87.384259259259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7.5145180023228">
                <text:p>87.5145180023228</text:p>
              </table:table-cell>
              <table:table-cell office:value-type="float" office:value="87.5145180023228">
                <text:p>87.514518002322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7.6736111111113">
                <text:p>87.6736111111113</text:p>
              </table:table-cell>
              <table:table-cell office:value-type="float" office:value="86.6898148148148">
                <text:p>86.68981481481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01cm" svg:y="0.315cm" chart:style-name="ch2">
          <text:p>Resultados para conjunto Car</text:p>
        </chart:title>
        <chart:subtitle svg:x="5.913cm" svg:y="1.296cm" chart:style-name="ch3">
          <text:p>con División Porcentual</text:p>
        </chart:subtitle>
        <chart:legend chart:legend-position="end" svg:x="13.411cm" svg:y="3.956cm" style:legend-expansion="high" chart:style-name="ch4"/>
        <chart:plot-area chart:style-name="ch5" table:cell-range-address="cardiv.B2:cardiv.C8 cardiv.A1:cardiv.A8 cardiv.B1:cardiv.B1" chart:data-source-has-labels="both" svg:x="1.328cm" svg:y="2.335cm" svg:width="11.444cm" svg:height="5.507cm">
          <chartooo:coordinate-region svg:x="2.129cm" svg:y="2.533cm" svg:width="10.643cm" svg:height="4.666cm"/>
          <chart:axis chart:dimension="x" chart:name="primary-x" chart:style-name="ch6" chartooo:axis-type="text">
            <chart:title svg:x="6.194cm" svg:y="8.023cm" chart:style-name="ch7">
              <text:p>Particiones</text:p>
            </chart:title>
            <chart:categories table:cell-range-address="cardiv.C2:cardiv.C8"/>
          </chart:axis>
          <chart:axis chart:dimension="y" chart:name="primary-y" chart:style-name="ch8">
            <chart:title svg:x="0.451cm" svg:y="5.813cm" chart:style-name="ch9">
              <text:p>% Acierto</text:p>
            </chart:title>
            <chart:grid chart:style-name="ch10" chart:class="major"/>
          </chart:axis>
          <chart:series chart:style-name="ch11" chart:values-cell-range-address="cardiv.A2:cardiv.A8" chart:label-cell-address="cardiv.A1:cardiv.A1" chart:class="chart:bar">
            <chart:data-point chart:repeated="7"/>
          </chart:series>
          <chart:series chart:style-name="ch12" chart:values-cell-range-address="cardiv.B2:cardiv.B8" chart:label-cell-address="cardiv.B1:cardiv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Laplace</text:p>
                <draw:g>
                  <svg:desc>cardiv.A1:cardiv.A1</svg:desc>
                </draw:g>
              </table:table-cell>
              <table:table-cell office:value-type="string">
                <text:p>con Laplace</text:p>
                <draw:g>
                  <svg:desc>cardiv.B1:cardiv.B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cardiv.C2:cardiv.C8</svg:desc>
                </draw:g>
              </table:table-cell>
              <table:table-cell office:value-type="float" office:value="78.4061696658098">
                <text:p>78.4061696658098</text:p>
                <draw:g>
                  <svg:desc>cardiv.A2:cardiv.A8</svg:desc>
                </draw:g>
              </table:table-cell>
              <table:table-cell office:value-type="float" office:value="81.8123393316193">
                <text:p>81.8123393316193</text:p>
                <draw:g>
                  <svg:desc>cardiv.B2:cardiv.B8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82.7910339840926">
                <text:p>82.7910339840926</text:p>
              </table:table-cell>
              <table:table-cell office:value-type="float" office:value="81.6341287057121">
                <text:p>81.6341287057121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82.1487603305786">
                <text:p>82.1487603305786</text:p>
              </table:table-cell>
              <table:table-cell office:value-type="float" office:value="83.8016528925619">
                <text:p>83.8016528925619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83.3172613307617">
                <text:p>83.3172613307617</text:p>
              </table:table-cell>
              <table:table-cell office:value-type="float" office:value="82.545805207329">
                <text:p>82.545805207329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82.175925925926">
                <text:p>82.175925925926</text:p>
              </table:table-cell>
              <table:table-cell office:value-type="float" office:value="83.5648148148148">
                <text:p>83.5648148148148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86.8497109826587">
                <text:p>86.8497109826587</text:p>
              </table:table-cell>
              <table:table-cell office:value-type="float" office:value="84.1040462427746">
                <text:p>84.1040462427746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86.7052023121387">
                <text:p>86.7052023121387</text:p>
              </table:table-cell>
              <table:table-cell office:value-type="float" office:value="88.4393063583813">
                <text:p>88.43930635838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21cm" svg:y="0.315cm" chart:style-name="ch2">
          <text:p>Resultados para conjunto Lenses</text:p>
        </chart:title>
        <chart:subtitle svg:x="5.913cm" svg:y="1.296cm" chart:style-name="ch3">
          <text:p>con División Porcentual</text:p>
        </chart:subtitle>
        <chart:legend chart:legend-position="end" svg:x="13.411cm" svg:y="3.956cm" style:legend-expansion="high" chart:style-name="ch4"/>
        <chart:plot-area chart:style-name="ch5" table:cell-range-address="lensesdiv.C3:lensesdiv.C9 lensesdiv.A1:lensesdiv.B8" chart:data-source-has-labels="both" svg:x="1.328cm" svg:y="2.335cm" svg:width="11.444cm" svg:height="5.507cm">
          <chartooo:coordinate-region svg:x="2.129cm" svg:y="2.533cm" svg:width="10.643cm" svg:height="4.666cm"/>
          <chart:axis chart:dimension="x" chart:name="primary-x" chart:style-name="ch6" chartooo:axis-type="text">
            <chart:title svg:x="6.194cm" svg:y="8.023cm" chart:style-name="ch7">
              <text:p>Particiones</text:p>
            </chart:title>
            <chart:categories table:cell-range-address="lensesdiv.C3:lensesdiv.C9"/>
          </chart:axis>
          <chart:axis chart:dimension="y" chart:name="primary-y" chart:style-name="ch8">
            <chart:title svg:x="0.451cm" svg:y="5.813cm" chart:style-name="ch9">
              <text:p>% Acierto</text:p>
            </chart:title>
            <chart:grid chart:style-name="ch10" chart:class="major"/>
          </chart:axis>
          <chart:series chart:style-name="ch11" chart:values-cell-range-address="lensesdiv.A2:lensesdiv.A8" chart:label-cell-address="lensesdiv.A1:lensesdiv.A1" chart:class="chart:bar">
            <chart:data-point chart:repeated="7"/>
          </chart:series>
          <chart:series chart:style-name="ch12" chart:values-cell-range-address="lensesdiv.B2:lensesdiv.B8" chart:label-cell-address="lensesdiv.B1:lensesdiv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Laplace</text:p>
                <draw:g>
                  <svg:desc>lensesdiv.A1:lensesdiv.A1</svg:desc>
                </draw:g>
              </table:table-cell>
              <table:table-cell office:value-type="string">
                <text:p>con Laplace</text:p>
                <draw:g>
                  <svg:desc>lensesdiv.B1:lensesdiv.B1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lensesdiv.C3:lensesdiv.C9</svg:desc>
                </draw:g>
              </table:table-cell>
              <table:table-cell office:value-type="float" office:value="45.4545454545454">
                <text:p>45.4545454545454</text:p>
                <draw:g>
                  <svg:desc>lensesdiv.A2:lensesdiv.A8</svg:desc>
                </draw:g>
              </table:table-cell>
              <table:table-cell office:value-type="float" office:value="40.909090909091">
                <text:p>40.909090909091</text:p>
                <draw:g>
                  <svg:desc>lensesdiv.B2:lensesdiv.B8</svg:desc>
                </draw:g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70.5882352941178">
                <text:p>70.5882352941178</text:p>
              </table:table-cell>
              <table:table-cell office:value-type="float" office:value="76.4705882352939">
                <text:p>76.4705882352939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73.3333333333332">
                <text:p>73.33333333333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83.3333333333332">
                <text:p>83.3333333333332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21cm" svg:y="0.315cm" chart:style-name="ch2">
          <text:p>Resultados para conjunto Lenses</text:p>
        </chart:title>
        <chart:subtitle svg:x="5.927cm" svg:y="1.296cm" chart:style-name="ch3">
          <text:p>con Validación Cruzada</text:p>
        </chart:subtitle>
        <chart:legend chart:legend-position="end" svg:x="13.411cm" svg:y="3.956cm" style:legend-expansion="high" chart:style-name="ch4"/>
        <chart:plot-area chart:style-name="ch5" table:cell-range-address="lensesval.B2:lensesval.C8 lensesval.A1:lensesval.A8 lensesval.B1:lensesval.B1" chart:data-source-has-labels="both" svg:x="1.328cm" svg:y="2.335cm" svg:width="11.444cm" svg:height="5.507cm">
          <chartooo:coordinate-region svg:x="2.129cm" svg:y="2.533cm" svg:width="10.643cm" svg:height="4.666cm"/>
          <chart:axis chart:dimension="x" chart:name="primary-x" chart:style-name="ch6" chartooo:axis-type="text">
            <chart:title svg:x="6.194cm" svg:y="8.023cm" chart:style-name="ch7">
              <text:p>Particiones</text:p>
            </chart:title>
            <chart:categories table:cell-range-address="lensesval.C2:lensesval.C8"/>
          </chart:axis>
          <chart:axis chart:dimension="y" chart:name="primary-y" chart:style-name="ch8">
            <chart:title svg:x="0.451cm" svg:y="5.813cm" chart:style-name="ch9">
              <text:p>% Acierto</text:p>
            </chart:title>
            <chart:grid chart:style-name="ch10" chart:class="major"/>
          </chart:axis>
          <chart:series chart:style-name="ch11" chart:values-cell-range-address="lensesval.A2:lensesval.A8" chart:label-cell-address="lensesval.A1:lensesval.A1" chart:class="chart:bar">
            <chart:data-point chart:repeated="7"/>
          </chart:series>
          <chart:series chart:style-name="ch12" chart:values-cell-range-address="lensesval.B2:lensesval.B8" chart:label-cell-address="lensesval.B1:lensesval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Laplace</text:p>
                <draw:g>
                  <svg:desc>lensesval.A1:lensesval.A1</svg:desc>
                </draw:g>
              </table:table-cell>
              <table:table-cell office:value-type="string">
                <text:p>con Laplace</text:p>
                <draw:g>
                  <svg:desc>lensesval.B1:lensesval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lensesval.C2:lensesval.C8</svg:desc>
                </draw:g>
              </table:table-cell>
              <table:table-cell office:value-type="float" office:value="83.3333333333332">
                <text:p>83.3333333333332</text:p>
                <draw:g>
                  <svg:desc>lensesval.A2:lensesval.A8</svg:desc>
                </draw:g>
              </table:table-cell>
              <table:table-cell office:value-type="float" office:value="83.3333333333332">
                <text:p>83.3333333333332</text:p>
                <draw:g>
                  <svg:desc>lensesval.B2:lensesval.B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3.3333333333332">
                <text:p>83.3333333333332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7.5">
                <text:p>87.5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7.5">
                <text:p>87.5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0.4761904761906">
                <text:p>90.4761904761906</text:p>
              </table:table-cell>
              <table:table-cell office:value-type="float" office:value="85.7142857142856">
                <text:p>85.714285714285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7.5">
                <text:p>87.5</text:p>
              </table:table-cell>
              <table:table-cell office:value-type="float" office:value="87.5">
                <text:p>87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66cm" svg:y="0.315cm" chart:style-name="ch2">
          <text:p>Resultados para conjunto Iris</text:p>
        </chart:title>
        <chart:subtitle svg:x="5.913cm" svg:y="1.296cm" chart:style-name="ch3">
          <text:p>con División Porcentual</text:p>
        </chart:subtitle>
        <chart:legend chart:legend-position="end" svg:x="13.411cm" svg:y="3.956cm" style:legend-expansion="high" chart:style-name="ch4"/>
        <chart:plot-area chart:style-name="ch5" table:cell-range-address="irisdiv.C3:irisdiv.C9 irisdiv.A1:irisdiv.B8" chart:data-source-has-labels="both" svg:x="1.328cm" svg:y="2.335cm" svg:width="11.444cm" svg:height="5.507cm">
          <chartooo:coordinate-region svg:x="2.129cm" svg:y="2.533cm" svg:width="10.643cm" svg:height="4.666cm"/>
          <chart:axis chart:dimension="x" chart:name="primary-x" chart:style-name="ch6" chartooo:axis-type="text">
            <chart:title svg:x="6.194cm" svg:y="8.023cm" chart:style-name="ch7">
              <text:p>Particiones</text:p>
            </chart:title>
            <chart:categories table:cell-range-address="irisdiv.C3:irisdiv.C9"/>
          </chart:axis>
          <chart:axis chart:dimension="y" chart:name="primary-y" chart:style-name="ch8">
            <chart:title svg:x="0.451cm" svg:y="5.813cm" chart:style-name="ch9">
              <text:p>% Acierto</text:p>
            </chart:title>
            <chart:grid chart:style-name="ch10" chart:class="major"/>
          </chart:axis>
          <chart:series chart:style-name="ch11" chart:values-cell-range-address="irisdiv.A2:irisdiv.A8" chart:label-cell-address="irisdiv.A1:irisdiv.A1" chart:class="chart:bar">
            <chart:data-point chart:repeated="7"/>
          </chart:series>
          <chart:series chart:style-name="ch12" chart:values-cell-range-address="irisdiv.B2:irisdiv.B8" chart:label-cell-address="irisdiv.B1:irisdiv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Laplace</text:p>
                <draw:g>
                  <svg:desc>irisdiv.A1:irisdiv.A1</svg:desc>
                </draw:g>
              </table:table-cell>
              <table:table-cell office:value-type="string">
                <text:p>con Laplace</text:p>
                <draw:g>
                  <svg:desc>irisdiv.B1:irisdiv.B1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irisdiv.C3:irisdiv.C9</svg:desc>
                </draw:g>
              </table:table-cell>
              <table:table-cell office:value-type="float" office:value="88.8888888888888">
                <text:p>88.8888888888888</text:p>
                <draw:g>
                  <svg:desc>irisdiv.A2:irisdiv.A8</svg:desc>
                </draw:g>
              </table:table-cell>
              <table:table-cell office:value-type="float" office:value="93.3333333333333">
                <text:p>93.3333333333333</text:p>
                <draw:g>
                  <svg:desc>irisdiv.B2:irisdiv.B8</svg:desc>
                </draw:g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5">
                <text:p>95</text:p>
              </table:table-cell>
              <table:table-cell office:value-type="float" office:value="93.3333333333333">
                <text:p>93.3333333333333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0.4761904761906">
                <text:p>90.4761904761906</text:p>
              </table:table-cell>
              <table:table-cell office:value-type="float" office:value="95.2380952380954">
                <text:p>95.2380952380954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7.7777777777776">
                <text:p>97.7777777777776</text:p>
              </table:table-cell>
              <table:table-cell office:value-type="float" office:value="96.6666666666667">
                <text:p>96.6666666666667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7.3333333333333">
                <text:p>97.3333333333333</text:p>
              </table:table-cell>
              <table:table-cell office:value-type="float" office:value="94.6666666666667">
                <text:p>94.6666666666667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5">
                <text:p>95</text:p>
              </table:table-cell>
              <table:table-cell office:value-type="float" office:value="93.3333333333333">
                <text:p>93.3333333333333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5.5555555555555">
                <text:p>95.5555555555555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66cm" svg:y="0.315cm" chart:style-name="ch2">
          <text:p>Resultados para conjunto Iris</text:p>
        </chart:title>
        <chart:subtitle svg:x="5.927cm" svg:y="1.296cm" chart:style-name="ch3">
          <text:p>con Validación Cruzada</text:p>
        </chart:subtitle>
        <chart:legend chart:legend-position="end" svg:x="13.411cm" svg:y="3.956cm" style:legend-expansion="high" chart:style-name="ch4"/>
        <chart:plot-area chart:style-name="ch5" table:cell-range-address="irisval.B2:irisval.C8 irisval.A1:irisval.A8 irisval.B1:irisval.B1" chart:data-source-has-labels="both" svg:x="1.328cm" svg:y="2.335cm" svg:width="11.444cm" svg:height="5.507cm">
          <chartooo:coordinate-region svg:x="2.129cm" svg:y="2.533cm" svg:width="10.643cm" svg:height="4.666cm"/>
          <chart:axis chart:dimension="x" chart:name="primary-x" chart:style-name="ch6" chartooo:axis-type="text">
            <chart:title svg:x="6.194cm" svg:y="8.023cm" chart:style-name="ch7">
              <text:p>Particiones</text:p>
            </chart:title>
            <chart:categories table:cell-range-address="irisval.C2:irisval.C8"/>
          </chart:axis>
          <chart:axis chart:dimension="y" chart:name="primary-y" chart:style-name="ch8">
            <chart:title svg:x="0.451cm" svg:y="5.813cm" chart:style-name="ch9">
              <text:p>% Acierto</text:p>
            </chart:title>
            <chart:grid chart:style-name="ch10" chart:class="major"/>
          </chart:axis>
          <chart:series chart:style-name="ch11" chart:values-cell-range-address="irisval.A2:irisval.A8" chart:label-cell-address="irisval.A1:irisval.A1" chart:class="chart:bar">
            <chart:data-point chart:repeated="7"/>
          </chart:series>
          <chart:series chart:style-name="ch12" chart:values-cell-range-address="irisval.B2:irisval.B8" chart:label-cell-address="irisval.B1:irisval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Laplace</text:p>
                <draw:g>
                  <svg:desc>irisval.A1:irisval.A1</svg:desc>
                </draw:g>
              </table:table-cell>
              <table:table-cell office:value-type="string">
                <text:p>con Laplace</text:p>
                <draw:g>
                  <svg:desc>irisval.B1:irisval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irisval.C2:irisval.C8</svg:desc>
                </draw:g>
              </table:table-cell>
              <table:table-cell office:value-type="float" office:value="96">
                <text:p>96</text:p>
                <draw:g>
                  <svg:desc>irisval.A2:irisval.A8</svg:desc>
                </draw:g>
              </table:table-cell>
              <table:table-cell office:value-type="float" office:value="95.3333333333333">
                <text:p>95.3333333333333</text:p>
                <draw:g>
                  <svg:desc>irisval.B2:irisval.B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5.945945945946">
                <text:p>95.945945945946</text:p>
              </table:table-cell>
              <table:table-cell office:value-type="float" office:value="95.945945945946">
                <text:p>95.94594594594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6">
                <text:p>96</text:p>
              </table:table-cell>
              <table:table-cell office:value-type="float" office:value="96.6666666666667">
                <text:p>96.66666666666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5.9183673469387">
                <text:p>95.9183673469387</text:p>
              </table:table-cell>
              <table:table-cell office:value-type="float" office:value="95.9183673469387">
                <text:p>95.918367346938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5.8333333333333">
                <text:p>95.8333333333333</text:p>
              </table:table-cell>
              <table:table-cell office:value-type="float" office:value="95.8333333333333">
                <text:p>95.833333333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65cm" svg:y="0.315cm" chart:style-name="ch2">
          <text:p>Resultados para conjunto Spam</text:p>
        </chart:title>
        <chart:subtitle svg:x="5.927cm" svg:y="1.296cm" chart:style-name="ch3">
          <text:p>con Validación Cruzada</text:p>
        </chart:subtitle>
        <chart:legend chart:legend-position="end" svg:x="13.411cm" svg:y="3.956cm" style:legend-expansion="high" chart:style-name="ch4"/>
        <chart:plot-area chart:style-name="ch5" table:cell-range-address="spamval.B2:spamval.C8 spamval.A1:spamval.A8 spamval.B1:spamval.B1" chart:data-source-has-labels="both" svg:x="1.328cm" svg:y="2.335cm" svg:width="11.444cm" svg:height="5.507cm">
          <chartooo:coordinate-region svg:x="2.129cm" svg:y="2.533cm" svg:width="10.643cm" svg:height="4.666cm"/>
          <chart:axis chart:dimension="x" chart:name="primary-x" chart:style-name="ch6" chartooo:axis-type="text">
            <chart:title svg:x="6.194cm" svg:y="8.023cm" chart:style-name="ch7">
              <text:p>Particiones</text:p>
            </chart:title>
            <chart:categories table:cell-range-address="spamval.C2:spamval.C8"/>
          </chart:axis>
          <chart:axis chart:dimension="y" chart:name="primary-y" chart:style-name="ch8">
            <chart:title svg:x="0.451cm" svg:y="5.813cm" chart:style-name="ch9">
              <text:p>% Acierto</text:p>
            </chart:title>
            <chart:grid chart:style-name="ch10" chart:class="major"/>
          </chart:axis>
          <chart:series chart:style-name="ch11" chart:values-cell-range-address="spamval.A2:spamval.A8" chart:label-cell-address="spamval.A1:spamval.A1" chart:class="chart:bar">
            <chart:data-point chart:repeated="7"/>
          </chart:series>
          <chart:series chart:style-name="ch12" chart:values-cell-range-address="spamval.B2:spamval.B8" chart:label-cell-address="spamval.B1:spamval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Laplace</text:p>
                <draw:g>
                  <svg:desc>spamval.A1:spamval.A1</svg:desc>
                </draw:g>
              </table:table-cell>
              <table:table-cell office:value-type="string">
                <text:p>con Laplace</text:p>
                <draw:g>
                  <svg:desc>spamval.B1:spamval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pamval.C2:spamval.C8</svg:desc>
                </draw:g>
              </table:table-cell>
              <table:table-cell office:value-type="float" office:value="60.586956521739">
                <text:p>60.586956521739</text:p>
                <draw:g>
                  <svg:desc>spamval.A2:spamval.A8</svg:desc>
                </draw:g>
              </table:table-cell>
              <table:table-cell office:value-type="float" office:value="82.086956521739">
                <text:p>82.086956521739</text:p>
                <draw:g>
                  <svg:desc>spamval.B2:spamval.B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2.1265492498369">
                <text:p>82.1265492498369</text:p>
              </table:table-cell>
              <table:table-cell office:value-type="float" office:value="60.6001304631442">
                <text:p>60.600130463144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0.608695652174">
                <text:p>60.608695652174</text:p>
              </table:table-cell>
              <table:table-cell office:value-type="float" office:value="82.7173913043479">
                <text:p>82.717391304347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1.9347826086958">
                <text:p>81.9347826086958</text:p>
              </table:table-cell>
              <table:table-cell office:value-type="float" office:value="82.3260869565219">
                <text:p>82.32608695652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0.6179286335945">
                <text:p>60.6179286335945</text:p>
              </table:table-cell>
              <table:table-cell office:value-type="float" office:value="60.5961705831159">
                <text:p>60.596170583115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1.8221352467927">
                <text:p>81.8221352467927</text:p>
              </table:table-cell>
              <table:table-cell office:value-type="float" office:value="82.3222439660795">
                <text:p>82.322243966079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2.1304347826088">
                <text:p>82.1304347826088</text:p>
              </table:table-cell>
              <table:table-cell office:value-type="float" office:value="81.913043478261">
                <text:p>81.91304347826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65cm" svg:y="0.315cm" chart:style-name="ch2">
          <text:p>Resultados para conjunto Spam</text:p>
        </chart:title>
        <chart:subtitle svg:x="5.913cm" svg:y="1.296cm" chart:style-name="ch3">
          <text:p>con División Porcentual</text:p>
        </chart:subtitle>
        <chart:legend chart:legend-position="end" svg:x="13.411cm" svg:y="3.956cm" style:legend-expansion="high" chart:style-name="ch4"/>
        <chart:plot-area chart:style-name="ch5" table:cell-range-address="spamdiv.C3:spamdiv.C9 spamdiv.A1:spamdiv.B8" chart:data-source-has-labels="both" svg:x="1.328cm" svg:y="2.335cm" svg:width="11.444cm" svg:height="5.507cm">
          <chartooo:coordinate-region svg:x="2.129cm" svg:y="2.533cm" svg:width="10.643cm" svg:height="4.666cm"/>
          <chart:axis chart:dimension="x" chart:name="primary-x" chart:style-name="ch6" chartooo:axis-type="text">
            <chart:title svg:x="6.194cm" svg:y="8.023cm" chart:style-name="ch7">
              <text:p>Particiones</text:p>
            </chart:title>
            <chart:categories table:cell-range-address="spamdiv.C3:spamdiv.C9"/>
          </chart:axis>
          <chart:axis chart:dimension="y" chart:name="primary-y" chart:style-name="ch8">
            <chart:title svg:x="0.451cm" svg:y="5.813cm" chart:style-name="ch9">
              <text:p>% Acierto</text:p>
            </chart:title>
            <chart:grid chart:style-name="ch10" chart:class="major"/>
          </chart:axis>
          <chart:series chart:style-name="ch11" chart:values-cell-range-address="spamdiv.A2:spamdiv.A8" chart:label-cell-address="spamdiv.A1:spamdiv.A1" chart:class="chart:bar">
            <chart:data-point chart:repeated="7"/>
          </chart:series>
          <chart:series chart:style-name="ch12" chart:values-cell-range-address="spamdiv.B2:spamdiv.B8" chart:label-cell-address="spamdiv.B1:spamdiv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Laplace</text:p>
                <draw:g>
                  <svg:desc>spamdiv.A1:spamdiv.A1</svg:desc>
                </draw:g>
              </table:table-cell>
              <table:table-cell office:value-type="string">
                <text:p>con Laplace</text:p>
                <draw:g>
                  <svg:desc>spamdiv.B1:spamdiv.B1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spamdiv.C3:spamdiv.C9</svg:desc>
                </draw:g>
              </table:table-cell>
              <table:table-cell office:value-type="float" office:value="60.3718908476213">
                <text:p>60.3718908476213</text:p>
                <draw:g>
                  <svg:desc>spamdiv.A2:spamdiv.A8</svg:desc>
                </draw:g>
              </table:table-cell>
              <table:table-cell office:value-type="float" office:value="60.3235933349433">
                <text:p>60.3235933349433</text:p>
                <draw:g>
                  <svg:desc>spamdiv.B2:spamdiv.B8</svg:desc>
                </draw:g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60.3368649823417">
                <text:p>60.3368649823417</text:p>
              </table:table-cell>
              <table:table-cell office:value-type="float" office:value="61.0703613148601">
                <text:p>61.0703613148601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60.2918348339026">
                <text:p>60.2918348339026</text:p>
              </table:table-cell>
              <table:table-cell office:value-type="float" office:value="59.8882334678672">
                <text:p>59.888233467867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82.0717131474103">
                <text:p>82.0717131474103</text:p>
              </table:table-cell>
              <table:table-cell office:value-type="float" office:value="60.1593625498008">
                <text:p>60.1593625498008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60.3650586701433">
                <text:p>60.3650586701433</text:p>
              </table:table-cell>
              <table:table-cell office:value-type="float" office:value="81.9643633202957">
                <text:p>81.9643633202957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60.9451385116784">
                <text:p>60.9451385116784</text:p>
              </table:table-cell>
              <table:table-cell office:value-type="float" office:value="59.6958174904942">
                <text:p>59.6958174904942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82.4764663287472">
                <text:p>82.4764663287472</text:p>
              </table:table-cell>
              <table:table-cell office:value-type="float" office:value="81.2454742939899">
                <text:p>81.245474293989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